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My_20_Tango_20_Orange" draw:textarea-horizontal-align="justify" draw:textarea-vertical-align="middle" draw:auto-grow-height="false" fo:min-height="0.522cm" fo:min-width="0.138cm" fo:padding-top="0.142cm" fo:padding-bottom="0.142cm" fo:padding-left="0.267cm" fo:padding-right="0.267cm" draw:shadow="hidden"/>
    </style:style>
    <style:style style:name="P1" style:family="paragraph">
      <loext:graphic-properties draw:fill="gradient" draw:fill-gradient-name="My_20_Tango_20_Orange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19cm" svg:height="1.089cm" svg:x="0.04cm" svg:y="0.255cm" svg:viewBox="0 0 1520 1090" svg:d="M1070 0c255 0 450 236 450 545s-195 545-450 545c-122 0-230-54-310-144-80 90-188 144-310 144-255 0-450-236-450-545s195-545 450-545c122 0 230 54 310 144 80-90 188-144 310-144zM1069 338c-91 0-162 79-169 186 0 7 0 14 0 21 0 6 0 12 0 18 8 106 79 186 169 186 96 0 170-90 170-206s-74-205-170-205zM449 338c-96 0-170 89-170 205s74 206 170 206 170-90 170-206-74-205-170-20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Tango_20_Orange" draw:display-name="My Tango Orange" draw:style="linear" draw:start-color="#ffff00" draw:end-color="#ffd32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9:16:25.545090366</dc:date>
    <meta:editing-duration>PT13H42M23S</meta:editing-duration>
    <meta:editing-cycles>52</meta:editing-cycles>
    <meta:generator>LibreOffice/5.1.6.2$Linux_X86_64 LibreOffice_project/10m0$Build-2</meta:generator>
    <meta:document-statistic meta:object-count="1"/>
  </office:meta>
</office:document-meta>
</file>